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8ba6" officeooo:paragraph-rsid="001f8ba6"/>
    </style:style>
    <style:style style:name="P2" style:family="paragraph" style:parent-style-name="Bibliography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 1</text:p>
      <text:p text:style-name="P1"><text:bibliography-mark text:identifier="ABC" text:bibliography-type="article" text:author="Author1" text:title="Title1" text:year="2017">[ABC]</text:bibliography-mark></text:p>
      <text:p text:style-name="P1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2">ABC: Author1, Title1, 2017</text:p>
        </text:index-body>
      </text:bibliography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4:57:27.103150340</meta:creation-date>
    <dc:date>2017-01-16T14:59:08.104410348</dc:date>
    <meta:editing-duration>PT1M41S</meta:editing-duration>
    <meta:editing-cycles>1</meta:editing-cycles>
    <meta:document-statistic meta:table-count="0" meta:image-count="0" meta:object-count="0" meta:page-count="1" meta:paragraph-count="4" meta:word-count="8" meta:character-count="49" meta:non-whitespace-character-count="45"/>
    <meta:generator>LibreOffice/5.2.3.3$Linux_X86_64 LibreOffice_project/20$Build-3</meta:generator>
  </office:meta>
</office:document-meta>
</file>